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DAN PONC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TEINA REAL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DAN ARMENGOL PONCE AGUIR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BENITES ZAVALETA, OSCAR ROMAR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8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51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